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52"><text:tab/>and %01000111</text:p>
      <text:p text:style-name="P16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6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69">;;;;;;;;;;;;;;;;;;;;;;;;;;;;;;;;;;;;;;;;;;;;;;;;;;;;MACHINES</text:p>
      <text:p text:style-name="P69"/>
      <text:p text:style-name="P70">resetmachines</text:p>
      <text:p text:style-name="P70"><text:tab/>ld a,(ix+var1)</text:p>
      <text:p text:style-name="P69"><text:tab/>rlca</text:p>
      <text:p text:style-name="P69"><text:tab/>ld b,a</text:p>
      <text:p text:style-name="P69"><text:tab/>ld a,(ix+colour)</text:p>
      <text:p text:style-name="P69"><text:tab/>and %01111101</text:p>
      <text:p text:style-name="P69"><text:tab/>ld c,a</text:p>
      <text:p text:style-name="P69"><text:tab/>ld a,(ix+var1)</text:p>
      <text:p text:style-name="P69"><text:tab/>rrca</text:p>
      <text:p text:style-name="P69"><text:tab/>or c</text:p>
      <text:p text:style-name="P69"><text:tab/>or b</text:p>
      <text:p text:style-name="P69"><text:tab/>ld (ix+colour),a</text:p>
      <text:p text:style-name="P69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8T21:30:24.456092043</dc:date>
    <meta:editing-duration>P2DT4H22M36S</meta:editing-duration>
    <meta:editing-cycles>17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